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number-columns-repeated="4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float" office:value="68475">
            <text:p>68475</text:p>
          </table:table-cell>
          <table:table-cell office:value-type="float" office:value="6">
            <text:p>6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number-columns-repeated="4"/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09:5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09:59:16.55</dc:date>
    <meta:editing-cycles>68</meta:editing-cycles>
    <meta:editing-duration>PT55M28S</meta:editing-duration>
    <meta:document-statistic meta:table-count="18" meta:cell-count="254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